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middle" draw:auto-grow-height="false" fo:min-height="2.75cm" fo:min-width="4.7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75cm" fo:min-width="4.75cm"/>
      <style:paragraph-properties style:writing-mode="lr-tb"/>
    </style:style>
    <style:style style:name="gr3" style:family="graphic" style:parent-style-name="objectwithoutfill">
      <style:graphic-properties draw:marker-end="Linienspitzen_20_2" draw:marker-end-width="0.3cm" draw:fill="none" draw:textarea-vertical-align="middle"/>
    </style:style>
    <style:style style:name="gr4" style:family="graphic" style:parent-style-name="objectwithoutfill">
      <style:graphic-properties draw:marker-end="Linienspitzen_20_8" draw:marker-end-width="0.3cm" draw:fill="none" draw:textarea-vertical-align="middle"/>
    </style:style>
    <style:style style:name="gr5" style:family="graphic" style:parent-style-name="objectwithoutfill">
      <style:graphic-properties svg:stroke-color="#ff0000" draw:marker-end="Linienspitzen_20_3" draw:marker-end-width="0.3cm" draw:fill="none" draw:textarea-vertical-align="middle"/>
    </style:style>
    <style:style style:name="gr6" style:family="graphic" style:parent-style-name="standard">
      <style:graphic-properties draw:fill-color="#5983b0" draw:textarea-horizontal-align="justify" draw:textarea-vertical-align="middle" draw:auto-grow-height="false" fo:min-height="2.75cm" fo:min-width="4.75cm"/>
      <style:paragraph-properties style:writing-mode="lr-tb"/>
    </style:style>
    <style:style style:name="gr7" style:family="graphic" style:parent-style-name="objectwithoutfill">
      <style:graphic-properties draw:marker-end="Linienspitzen_20_4" draw:marker-end-width="0.3cm" draw:fill="none" draw:textarea-vertical-align="middle"/>
    </style:style>
    <style:style style:name="gr8" style:family="graphic" style:parent-style-name="objectwithoutfill">
      <style:graphic-properties draw:marker-end="Linienspitzen_20_5" draw:marker-end-width="0.3cm" draw:fill="none" draw:textarea-vertical-align="middle"/>
    </style:style>
    <style:style style:name="gr9" style:family="graphic" style:parent-style-name="objectwithoutfill">
      <style:graphic-properties draw:marker-end="Linienspitzen_20_6" draw:marker-end-width="0.3cm" draw:fill="none" draw:textarea-vertical-align="middle"/>
    </style:style>
    <style:style style:name="gr10" style:family="graphic" style:parent-style-name="objectwithoutfill">
      <style:graphic-properties svg:stroke-color="#ff0000" draw:marker-end="Linienspitzen_20_7" draw:marker-end-width="0.3cm" draw:fill="none" draw:textarea-vertical-align="middle"/>
    </style:style>
    <style:style style:name="gr11" style:family="graphic" style:parent-style-name="objectwithoutfill">
      <style:graphic-properties draw:marker-end="Linienspitzen_20_9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3.25cm"/>
      <style:paragraph-properties style:writing-mode="lr-tb"/>
    </style:style>
    <style:style style:name="gr13" style:family="graphic" style:parent-style-name="objectwithoutfill">
      <style:graphic-properties draw:stroke="dash" draw:stroke-dash="Long_20_Dot" svg:stroke-color="#000000" draw:marker-end="Linienspitzen_20_11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b4c7dc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5983b0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5.25cm" svg:height="3cm" svg:x="1.75cm" svg:y="15.8cm">
          <text:p text:style-name="P1">Reminder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5.25cm" svg:height="3cm" svg:x="1.75cm" svg:y="9.5cm">
          <text:p text:style-name="P1">Reminder</text:p>
          <text:p text:style-name="P1">Manager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5.25cm" svg:height="3cm" svg:x="10cm" svg:y="12.65cm">
          <text:p text:style-name="P1">File Manager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5.25cm" svg:height="3cm" svg:x="21.5cm" svg:y="9.5cm">
          <text:p text:style-name="P1">Output</text:p>
          <text:p text:style-name="P1">TextWriter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5.25cm" svg:height="3cm" svg:x="12.5cm" svg:y="6.05cm">
          <text:p text:style-name="P1">Command</text:p>
          <text:p text:style-name="P1">Executor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4.375cm" svg:y1="12.5cm" svg:x2="4.375cm" svg:y2="15.8cm" draw:start-shape="id1" draw:end-shape="id2" svg:d="M4375 12500v3300" svg:viewBox="0 0 1 3301">
          <text:p/>
        </draw:connector>
        <draw:connector draw:style-name="gr4" draw:text-style-name="P3" draw:layer="layout" svg:x1="17.75cm" svg:y1="7.55cm" svg:x2="21.5cm" svg:y2="11cm" draw:start-shape="id3" draw:start-glue-point="1" draw:end-shape="id4" draw:end-glue-point="3" svg:d="M17750 7550h1875v3450h1875" svg:viewBox="0 0 3751 3451">
          <text:p/>
        </draw:connector>
        <draw:connector draw:style-name="gr5" draw:text-style-name="P3" draw:layer="layout" svg:x1="7cm" svg:y1="11cm" svg:x2="21.5cm" svg:y2="11cm" draw:start-shape="id1" draw:end-shape="id4" draw:end-glue-point="3" svg:d="M7000 11000h14500" svg:viewBox="0 0 14501 1">
          <text:p/>
        </draw:connector>
        <draw:custom-shape draw:style-name="gr6" draw:text-style-name="P4" xml:id="id6" draw:id="id6" draw:layer="layout" svg:width="5.25cm" svg:height="3cm" svg:x="12.5cm" svg:y="1cm">
          <text:p text:style-name="P1">Program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7cm" svg:y1="11cm" svg:x2="10cm" svg:y2="14.15cm" draw:start-shape="id1" draw:end-shape="id5" svg:d="M7000 11000h1500v3150h1500" svg:viewBox="0 0 3001 3151">
          <text:p/>
        </draw:connector>
        <draw:connector draw:style-name="gr8" draw:text-style-name="P3" draw:layer="layout" svg:x1="15.125cm" svg:y1="4cm" svg:x2="15.125cm" svg:y2="6.05cm" draw:start-shape="id6" draw:end-shape="id3" svg:d="M15125 4000v2050" svg:viewBox="0 0 1 2051">
          <text:p/>
        </draw:connector>
        <draw:connector draw:style-name="gr9" draw:text-style-name="P3" draw:layer="layout" svg:x1="12.5cm" svg:y1="2.5cm" svg:x2="4.375cm" svg:y2="9.5cm" draw:start-shape="id6" draw:start-glue-point="3" draw:end-shape="id1" draw:end-glue-point="0" svg:d="M12500 2500h-8125v7000" svg:viewBox="0 0 8126 7001">
          <text:p/>
        </draw:connector>
        <draw:connector draw:style-name="gr10" draw:text-style-name="P3" draw:layer="layout" svg:x1="12.5cm" svg:y1="7.55cm" svg:x2="4.375cm" svg:y2="9.5cm" draw:start-shape="id3" draw:start-glue-point="3" draw:end-shape="id1" draw:end-glue-point="0" svg:d="M12500 7550h-8125v1950" svg:viewBox="0 0 8126 1951">
          <text:p/>
        </draw:connector>
        <draw:connector draw:style-name="gr11" draw:text-style-name="P3" draw:layer="layout" svg:x1="12.625cm" svg:y1="15.65cm" svg:x2="7cm" svg:y2="17.3cm" draw:start-shape="id5" draw:start-glue-point="2" draw:end-shape="id2" draw:end-glue-point="1" svg:d="M12625 15650v1650h-5625" svg:viewBox="0 0 5626 1651">
          <text:p/>
        </draw:connector>
        <draw:frame draw:style-name="gr12" draw:text-style-name="P5" draw:layer="layout" svg:width="8cm" svg:height="3.806cm" svg:x="21.25cm" svg:y="17cm">
          <draw:text-box>
            <text:p><text:span text:style-name="T1">Blaue Pfeile</text:span>: erstellt neues Objekt</text:p>
            <text:p><text:span text:style-name="T1">Rote Pfeile</text:span>: bestehendes Objekt wird übergeben und genutzt</text:p>
          </draw:text-box>
        </draw:frame>
        <draw:connector draw:style-name="gr13" draw:text-style-name="P3" draw:layer="layout" svg:x1="17.75cm" svg:y1="2.5cm" svg:x2="24.125cm" svg:y2="9.5cm" draw:start-shape="id6" draw:start-glue-point="1" draw:end-shape="id4" draw:end-glue-point="0" svg:d="M17750 2500h6375v7000" svg:viewBox="0 0 6376 700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0" draw:display-name="Linienspitzen 10" svg:viewBox="0 0 20 20" svg:d="M0 20l10-20 10 20z"/>
    <draw:marker draw:name="Linienspitzen_20_11" draw:display-name="Linienspitzen 1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marker draw:name="Linienspitzen_20_5" draw:display-name="Linienspitzen 5" svg:viewBox="0 0 20 20" svg:d="M0 20l10-20 10 20z"/>
    <draw:marker draw:name="Linienspitzen_20_6" draw:display-name="Linienspitzen 6" svg:viewBox="0 0 20 20" svg:d="M0 20l10-20 10 20z"/>
    <draw:marker draw:name="Linienspitzen_20_7" draw:display-name="Linienspitzen 7" svg:viewBox="0 0 20 20" svg:d="M0 20l10-20 10 20z"/>
    <draw:marker draw:name="Linienspitzen_20_8" draw:display-name="Linienspitzen 8" svg:viewBox="0 0 20 20" svg:d="M0 20l10-20 10 20z"/>
    <draw:marker draw:name="Linienspitzen_20_9" draw:display-name="Linienspitzen 9" svg:viewBox="0 0 20 20" svg:d="M0 20l10-20 10 2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04T23:02:02.621000000</meta:creation-date>
    <dc:date>2021-05-05T01:42:11.923000000</dc:date>
    <meta:editing-duration>PT9M4S</meta:editing-duration>
    <meta:editing-cycles>1</meta:editing-cycles>
    <meta:document-statistic meta:object-count="16"/>
    <meta:generator>LibreOffice/7.1.1.2$Windows_X86_64 LibreOffice_project/fe0b08f4af1bacafe4c7ecc87ce55bb426164676</meta:generator>
  </office:meta>
</office:document-meta>
</file>